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3bfd9" officeooo:paragraph-rsid="0013bfd9"/>
    </style:style>
    <style:style style:name="P2" style:family="paragraph" style:parent-style-name="Text_20_body">
      <style:text-properties officeooo:rsid="00159517" officeooo:paragraph-rsid="00159517"/>
    </style:style>
    <style:style style:name="P3" style:family="paragraph" style:parent-style-name="Text_20_body">
      <style:text-properties officeooo:rsid="00175f9a" officeooo:paragraph-rsid="00175f9a"/>
    </style:style>
    <style:style style:name="P4" style:family="paragraph" style:parent-style-name="Text_20_body">
      <style:text-properties officeooo:rsid="00178027" officeooo:paragraph-rsid="00193d1a"/>
    </style:style>
    <style:style style:name="P5" style:family="paragraph" style:parent-style-name="Text_20_body">
      <style:text-properties officeooo:paragraph-rsid="00193d1a"/>
    </style:style>
    <style:style style:name="P6" style:family="paragraph" style:parent-style-name="Standard">
      <style:text-properties officeooo:rsid="0013bfd9" officeooo:paragraph-rsid="0013bfd9"/>
    </style:style>
    <style:style style:name="P7" style:family="paragraph" style:parent-style-name="Standard">
      <style:text-properties officeooo:paragraph-rsid="0013bfd9"/>
    </style:style>
    <style:style style:name="P8" style:family="paragraph" style:parent-style-name="Standard">
      <style:text-properties officeooo:rsid="00159517" officeooo:paragraph-rsid="00159517"/>
    </style:style>
    <style:style style:name="P9" style:family="paragraph" style:parent-style-name="Standard">
      <style:text-properties officeooo:paragraph-rsid="00159517"/>
    </style:style>
    <style:style style:name="P10" style:family="paragraph" style:parent-style-name="Standard">
      <style:text-properties officeooo:paragraph-rsid="0016886e"/>
    </style:style>
    <style:style style:name="P11" style:family="paragraph" style:parent-style-name="Standard">
      <style:text-properties officeooo:rsid="0016886e" officeooo:paragraph-rsid="0016886e"/>
    </style:style>
    <style:style style:name="P12" style:family="paragraph" style:parent-style-name="Standard">
      <style:text-properties officeooo:rsid="00175f9a" officeooo:paragraph-rsid="00175f9a"/>
    </style:style>
    <style:style style:name="P13" style:family="paragraph" style:parent-style-name="Standard">
      <style:text-properties officeooo:rsid="00178027" officeooo:paragraph-rsid="00178027"/>
    </style:style>
    <style:style style:name="P14" style:family="paragraph" style:parent-style-name="Standard">
      <style:text-properties officeooo:rsid="00178027" officeooo:paragraph-rsid="00193d1a"/>
    </style:style>
    <style:style style:name="P15" style:family="paragraph" style:parent-style-name="Standard">
      <style:text-properties officeooo:paragraph-rsid="00189151"/>
    </style:style>
    <style:style style:name="P1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3bfd9" officeooo:paragraph-rsid="0013bfd9"/>
    </style:style>
    <style:style style:name="P17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59517" officeooo:paragraph-rsid="00159517"/>
    </style:style>
    <style:style style:name="P18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paragraph-rsid="0016886e"/>
    </style:style>
    <style:style style:name="P19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6886e" officeooo:paragraph-rsid="0016886e"/>
    </style:style>
    <style:style style:name="P20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6886e" officeooo:paragraph-rsid="00175f9a"/>
    </style:style>
    <style:style style:name="P21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75f9a" officeooo:paragraph-rsid="00175f9a"/>
    </style:style>
    <style:style style:name="P22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officeooo:rsid="00178027" officeooo:paragraph-rsid="00178027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5f9a" officeooo:paragraph-rsid="00175f9a"/>
    </style:style>
    <style:style style:name="P24" style:family="paragraph" style:parent-style-name="Heading_20_2">
      <style:text-properties officeooo:rsid="0016886e" officeooo:paragraph-rsid="0016886e"/>
    </style:style>
    <style:style style:name="P25" style:family="paragraph" style:parent-style-name="Heading_20_1">
      <style:text-properties officeooo:rsid="00175f9a" officeooo:paragraph-rsid="00175f9a"/>
    </style:style>
    <style:style style:name="P26" style:family="paragraph" style:parent-style-name="Heading_20_1">
      <style:text-properties officeooo:rsid="00178027" officeooo:paragraph-rsid="00178027"/>
    </style:style>
    <style:style style:name="T1" style:family="text">
      <style:text-properties officeooo:rsid="0011e8ea"/>
    </style:style>
    <style:style style:name="T2" style:family="text">
      <style:text-properties officeooo:rsid="0013bfd9"/>
    </style:style>
    <style:style style:name="T3" style:family="text">
      <style:text-properties officeooo:rsid="00159517"/>
    </style:style>
    <style:style style:name="T4" style:family="text">
      <style:text-properties officeooo:rsid="0016886e"/>
    </style:style>
    <style:style style:name="T5" style:family="text">
      <style:text-properties officeooo:rsid="00175f9a"/>
    </style:style>
    <style:style style:name="T6" style:family="text">
      <style:text-properties officeooo:rsid="00189151"/>
    </style:style>
    <style:style style:name="T7" style:family="text">
      <style:text-properties officeooo:rsid="00193d1a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Descriptif</text:span></text:p>
      <text:p text:style-name="Standard"/>
      <text:p text:style-name="Standard"/>
      <text:p text:style-name="Standard"><text:tab/><text:span text:style-name="T2">Winny l’ourson lumineux : </text:span>'Winnie' éclaire ses nuits ! <text:line-break/><text:line-break/>- Peluche 'Winnie l'ourson' de 'Disney baby'<text:line-break/>- S'allume lorsqu'on appuie sur la main<text:line-break/>- Piles : 3 x 1,5V R03</text:p>
      <text:p text:style-name="P16">Prix 15.00€</text:p>
      <text:p text:style-name="P6"/>
      <text:p text:style-name="P7"><text:span text:style-name="T2">Camion de galce winnie : </text:span>L'héroïne de 'Disney' joue à la marchande de glace. Avec sa camionnette bien remplie, elle régalera tous les gourmands ! <text:line-break/><text:line-break/>- Camion marchande de glace 'Minnie' de 'Disney' <text:line-break/>- Emet des sons et lumières une fois 'Minnie' placée au volant <text:line-break/>- 13 accessoires inclus : table et chaises, glaces, robot de cuisine, assiettes... <text:line-break/>- Ouverture sur le côté et store rabattable <text:line-break/>- Dimensions : L 20 x H 15 x P 12 cm environ <text:line-break/>- Fonctionne avec 2 piles de type AA (1,5 volts) <text:line-break/>- Le prix inclut 0.04€ d’éco-participation <text:line-break/></text:p>
      <text:p text:style-name="P16">Prix : 25.00€</text:p>
      <text:p text:style-name="P6"/>
      <text:p text:style-name="P2">Set veterinaire</text:p>
      <text:p text:style-name="P1"><text:bookmark text:name="productText"/>Pour soigner et emmener 'Figaro' en promenade, tu as tout dans ce set vétérinaire ! <text:line-break/><text:line-break/>- Set vétérinaire 'Minnie' de 'Disney' comprenant :<text:line-break/>- 1 vanity / cage de transport (30 x 24 x 25 cm environ)<text:line-break/>- 1 peluche chat 'Figaro' (20 cm environ) <text:line-break/>- 1 gamelle, 1 biberon <text:line-break/>- 1 cornet, 1 stétoscope <text:line-break/>- 1 seringue, 1 marteau-réflexe <text:line-break/>- 1 paire de ciseaux, 2 pansements <text:line-break/>- 1 otoscope, 1 thermomètre <text:line-break/>- 1 brosse, 1 bracelet <text:line-break/>- 1 pince à épiler, 1 support <text:line-break/>- 1 planche de stickers pour décorer les éléments <text:line-break/></text:p>
      <text:p text:style-name="P17">Prix : 22.00€</text:p>
      <text:p text:style-name="P9"><text:span text:style-name="T3">tante minnie : </text:span><text:bookmark text:name="productText1"/>La tente pop up 'Minnie' de Disney se monte aussi très rapidement pour un plaisir immédiat ! La tente se monte en 3 secondes.</text:p>
      <text:p text:style-name="P9"><text:bookmark text:name="productLength"/>Dimensions 75 x 75 x 90 cm environ</text:p>
      <text:p text:style-name="P8">Prix : 19.99€</text:p>
      <text:p text:style-name="P6"/>
      <text:p text:style-name="P6"/>
      <text:p text:style-name="P10"><text:tab/></text:p>
      <text:p text:style-name="P10"/>
      <text:p text:style-name="P10"/>
      <text:p text:style-name="P10"><text:bookmark text:name="productName"/><text:soft-page-break/>Ballon sauteur</text:p>
      <text:p text:style-name="Standard"><text:tab/>Développe ton sens de l'équilibre en réalisant des sauts en toute sécurité en t'agrippant aux 2 poignées.<text:line-break/><text:line-break/>- Ballon sauteur 'Reine des Neiges' <text:line-break/>- Interdit aux enfants de moins de 3 ans <text:line-break/>- Diamètre : 45/50 cm <text:line-break/>- Poids maximum supporté : 50 kg</text:p>
      <text:p text:style-name="P18"><text:span text:style-name="T4">Prix : 10.00€ </text:span></text:p>
      <text:p text:style-name="P18"><text:span text:style-name="T4">Tete a coiffer raiponce</text:span></text:p>
      <text:p text:style-name="P18"><text:bookmark text:name="productText2"/>Amuse-toi à coiffer 'Raiponce' selon tes envies ! <text:line-break/><text:line-break/>- Tête à coiffer 'Raiponce' de 'Disney Princess' <text:line-break/>- 1 brosse à cheveux<text:line-break/>- 1 fleur à cheveux <text:line-break/>- 2 barrettes 'couronne' <text:line-break/>- 2 barrettes 'coeur' <text:line-break/>- 3 tortillons <text:line-break/>- 4 élastiques <text:line-break/>- Hauteur : 19 cm environ <text:line-break/><text:span text:style-name="T4">Prix 28.00€</text:span></text:p>
      <text:p text:style-name="Standard"/>
      <text:p text:style-name="P10"><text:span text:style-name="T4">Coussin secret : </text:span><text:bookmark text:name="productText3"/>Parfait pour cacher tes petits secrets et t'endormir en écoutant la musique ! <text:line-break/><text:line-break/>- Imprimé 'Reine des Neiges' <text:line-break/>- Ouverture zippée <text:line-break/>- Lichette <text:line-break/>- Poche intérieure pour mettre un lecteur mp3 ou un téléphone <text:line-break/>- Porte-monnaie à l'intérieur <text:line-break/>- Comprend un carnet de poche <text:line-break/>- Dimension : 26x18x5cm</text:p>
      <text:p text:style-name="P11"/>
      <text:p text:style-name="P19">Prix : 14.00€</text:p>
      <text:p text:style-name="P11"/>
      <text:p text:style-name="P10"><text:span text:style-name="T4">Trottinette : </text:span>'Chica Vampiro' en vedette sur ta trotti, et en version pliable avec une sangle de transport pour l'emmener partout ! <text:line-break/><text:line-break/>- Trottinette pliable 'Chica Vampiro' <text:line-break/>- Plateau antidérapant imprimé 'chauve-souris' et 'Chica Vampiro' <text:line-break/>- Guidon ajustable en hauteur sur 3 niveaux de 68 à 79 cm <text:line-break/>- Roues en PVC de 120 mm, roulements ABEC 5 et frein arrière <text:line-break/>- Poignées repliables en mousse EVA <text:line-break/>- Sangle ajustable pour un transport facile <text:line-break/>- Poids maximum : 50 kg </text:p>
      <text:p text:style-name="P19">Prix : 35.00€</text:p>
      <text:p text:style-name="P11"/>
      <text:p text:style-name="P11"/>
      <text:p text:style-name="P11"/>
      <text:h text:style-name="P24" text:outline-level="2"><text:bookmark text:name="productName1"/><text:soft-page-break/>Figurine Poney + Accessoires</text:h>
      <text:p text:style-name="P20">Elle va adorer chouchouter sa princesse poney grâce aux accessoires. </text:p>
      <text:p text:style-name="P20">- Figurine poney en plastique, revêtement toucher velours<text:line-break/>- 1 peigne <text:line-break/>- 1 miroir <text:line-break/>- 4 barrette<text:span text:style-name="T5">s</text:span></text:p>
      <text:p text:style-name="P21">Prix : 8.00€</text:p>
      <text:p text:style-name="P11"/>
      <text:h text:style-name="P24" text:outline-level="2"><text:bookmark text:name="productName2"/>Perche à selfie / microphone </text:h>
      <text:p text:style-name="P11">Pour s'éclater avec les copines et peut-être devenir une star ! <text:line-break/><text:line-break/>- Contient un micro<text:line-break/>- Une perche à selfie <text:line-break/>- Un écouteur <text:line-break/>- Nécessite le téléchargement de l'application 'StarMaker' (Gratuit)<text:line-break/>- Compatible iOS et Androïd <text:line-break/>- Taille de téléphone supportée (maximum) : 140mm x 70mm <text:line-break/>- Le prix inclut 0.05€ d’éco-participation</text:p>
      <text:p text:style-name="P21">Prix : 30.00€</text:p>
      <text:p text:style-name="P12"/>
      <text:h text:style-name="P25" text:outline-level="1">Panoplie Princesse avec accessoires</text:h>
      <text:p text:style-name="P12"/>
      <text:p text:style-name="P3">Quelle petite fille n'a jamais rêvé d'être une princesse ? <text:line-break/><text:line-break/>Avec ce déguisement c'est enfin possible. <text:line-break/><text:line-break/>Un costume de princesse (robe courte) livré avec des accessoires : chaussures, gants, bijoux et un sac.</text:p>
      <text:p text:style-name="P12">Marque : <text:a xlink:type="simple" xlink:href="https://www.king-jouet.com/jeux-jouets/marque-miss-fashion/page1.htm" text:style-name="Internet_20_link" text:visited-style-name="Visited_20_Internet_20_Link">Miss Fashion</text:a> </text:p>
      <text:p text:style-name="P12"><text:s/></text:p>
      <text:p text:style-name="P23">Prix : 19.99€ -25 % 15.00€</text:p>
      <text:p text:style-name="P12"/>
      <text:h text:style-name="P25" text:outline-level="1">Patins entrainement Soy Luna </text:h>
      <text:p text:style-name="P12">Marque : <text:a xlink:type="simple" xlink:href="https://www.king-jouet.com/jeux-jouets/marque-giochi/page1.htm" text:style-name="Internet_20_link" text:visited-style-name="Visited_20_Internet_20_Link">Giochi</text:a> </text:p>
      <text:p text:style-name="Standard">Héros / Personnages : <text:a xlink:type="simple" xlink:href="https://www.king-jouet.com/jeux-jouets/soy-luna-disney/page1.htm" text:style-name="Internet_20_link" text:visited-style-name="Visited_20_Internet_20_Link">Soy Luna </text:a></text:p>
      <text:p text:style-name="P12">Quelle jeune fille ne rêve pas de ressembler à l'héroine Disney Luna.</text:p>
      <text:p text:style-name="P3">Suivre ses aventures et s'en inspirer, patiner, apprendre, se perfectionner, c'est possible avec ces jolis patins à roulette.<text:line-break/>Cet article est parfaitement adapté pour les filles, qu'elles sachent déjà patiner ou qu'elles démarrent leur apprentissage.</text:p>
      <text:p text:style-name="Text_20_body"><text:span text:style-name="Strong_20_Emphasis">Les patins à roulette Soy Luna pointure 36/37 sont des articles pour fille sous licence Disney.</text:span></text:p>
      <text:p text:style-name="Text_20_body"><text:soft-page-break/>Ces rollers pour fille sont aux <text:span text:style-name="Strong_20_Emphasis">normes de sécurité CE</text:span> et conviennent aux filles chaussant du 36/37.<text:line-break/>Les chaussures montantes se ferment par laçage et sont montées sur de petits talons très fashion et girly.<text:line-break/>Les couleurs et les motifs gais et toniques sont directement <text:span text:style-name="Strong_20_Emphasis">inspirés de l'univers de la série Soy Luna</text:span>.<text:line-break/>Les roulettes sont en matière plastique.<text:line-break/>Un butoir de sécurité à l'avant de chaque patin permet un freinage et un arrêt en douceur.</text:p>
      <text:p text:style-name="Text_20_body">Votre championne va <text:span text:style-name="Strong_20_Emphasis">développer sa motricité</text:span>, <text:span text:style-name="Strong_20_Emphasis">son sens de l'équilibre</text:span> et <text:span text:style-name="Strong_20_Emphasis">la coordination de ses mouvements</text:span> tout en s'amusant.<text:line-break/>De longues balades en famille en perspective, et quelle joie de <text:span text:style-name="Strong_20_Emphasis">la voir jour après jour progresser</text:span>.<text:line-break/>La pratique régulière du patinage à roulettes procure fun, bien être et un <text:span text:style-name="Strong_20_Emphasis">développement corporel</text:span> harmonieux.<text:line-break/>Comme Luna, en avant pour une farandole d'aventures et de défis !</text:p>
      <text:p text:style-name="P22">Prix : 64.99€ -8 % 59.99</text:p>
      <text:p text:style-name="P13"/>
      <text:p text:style-name="P13"><text:span text:style-name="Strong_20_Emphasis">Avec ce coffret Glitza party studio, personnalisez tous vos objets préférés</text:span> !<text:line-break/><text:line-break/>Ce coffret Glitza Party Studio contient un kit créatif en plastique (party studio) et 120 design différents (stickers, tatouages) pour customiser vos trousses, vos cahiers, votre portable et même à mettre sur la peau !<text:line-break/><text:line-break/>A appliquer partout, pour des créations uniques.</text:p>
      <text:p text:style-name="P13"/>
      <text:p text:style-name="P13">Marque : <text:a xlink:type="simple" xlink:href="https://www.king-jouet.com/jeux-jouets/marque-glitza/page1.htm" text:style-name="Internet_20_link" text:visited-style-name="Visited_20_Internet_20_Link">Glitza</text:a> </text:p>
      <text:p text:style-name="P13"/>
      <text:p text:style-name="P22">Prix : 29.99€ -33 % 19.99€</text:p>
      <text:p text:style-name="P13"/>
      <text:h text:style-name="P26" text:outline-level="1">Bubble Up Raquettes Magiques</text:h>
      <text:p text:style-name="P13"/>
      <text:p text:style-name="P13">Faire des bulles et jouer avec sans les éclater c’est possible grâce à la raquette magique Bubble Up.<text:line-break/><text:line-break/>Fabriquez votre bulle avec la solution à bulles magiques et amusez-vous à la renvoyer pour faire des échanges ou à la faire rebondir sur la raquette sans qu’elle n’éclate.<text:line-break/><text:line-break/>Combien de rebonds arriverez-vous à réaliser ?<text:line-break/><text:line-break/>Contient : <text:line-break/>- 2 raquettes magiques<text:line-break/>- 1 bouteille de liquide à bulles de 58 ml<text:line-break/>- 1 coupelle<text:line-break/>- 1 souffleur pour fabriquer les bulles<text:line-break/>- 1 notice</text:p>
      <text:p text:style-name="P13"/>
      <text:p text:style-name="P13">Marque : <text:a xlink:type="simple" xlink:href="https://www.king-jouet.com/jeux-jouets/marque-lansay/page1.htm" text:style-name="Internet_20_link" text:visited-style-name="Visited_20_Internet_20_Link">Lansay</text:a> </text:p>
      <text:p text:style-name="P15"><text:span text:style-name="T6">Prix : 9,99€ -30 % </text:span>6€99</text:p>
      <text:p text:style-name="P13"/>
      <text:h text:style-name="P26" text:outline-level="1"><text:soft-page-break/>Maggie &amp; Bianca - Machine à coudre</text:h>
      <text:p text:style-name="P14">Marque : <text:a xlink:type="simple" xlink:href="https://www.king-jouet.com/jeux-jouets/marque-simba-dickie/page1.htm" text:style-name="Internet_20_link" text:visited-style-name="Visited_20_Internet_20_Link">Simba Dickie</text:a> </text:p>
      <text:p text:style-name="Standard">Héros / Personnages : <text:a xlink:type="simple" xlink:href="https://www.king-jouet.com/jeux-jouets/maggie-et-bianca/page1.htm" text:style-name="Internet_20_link" text:visited-style-name="Visited_20_Internet_20_Link">Maggie et Bianca</text:a></text:p>
      <text:p text:style-name="P4">Une superbe <text:span text:style-name="Strong_20_Emphasis">machine créative</text:span> et <text:span text:style-name="Strong_20_Emphasis">ludique</text:span> dans le style de la <text:span text:style-name="Strong_20_Emphasis">série Maggie et Bianca</text:span> !</text:p>
      <text:p text:style-name="Text_20_body">La <text:span text:style-name="Strong_20_Emphasis">machine à coudre Maggie et Bianca</text:span> permet de créer ses <text:span text:style-name="Strong_20_Emphasis">vêtements</text:span> et <text:span text:style-name="Strong_20_Emphasis">accessoires</text:span> tout comme les stars de la <text:span text:style-name="Strong_20_Emphasis">série TV Maggie et Bianca Fashion Friends</text:span>. Une ampoule sur le coté permettra à votre enfant de faire un travail de précision ! Cette <text:span text:style-name="Strong_20_Emphasis">machine à coudre</text:span> est le jouet parfait pour tous les enfants qui apprécient les<text:span text:style-name="Strong_20_Emphasis"> loisirs créatifs et les activités manuelles.</text:span></text:p>
      <text:p text:style-name="Text_20_body">Contenu de la boite : 1 machine à coudre, 4 bobines de fil, 1 mètre ruban (dans le tiroir), une silhouette aux mensurations de poupée mannequin ce qui permettra de réaliser des créations pour poupées, des échantillons de tissus.</text:p>
      <text:p text:style-name="Text_20_body">Piles : C-LR14 non incluses.</text:p>
      <text:p text:style-name="Text_20_body">Dimensions du produit : 24 cm x 11 cm x 18.5 cm. Longueur de câble de la pédale : 1m.</text:p>
      <text:p text:style-name="P5"><text:span text:style-name="T7">Prix : 44,99€ -29 % </text:span>31€99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18:55:03.210634369</meta:creation-date>
    <dc:date>2018-01-07T21:26:00.486420275</dc:date>
    <meta:editing-duration>PT7M57S</meta:editing-duration>
    <meta:editing-cycles>1</meta:editing-cycles>
    <meta:document-statistic meta:table-count="0" meta:image-count="0" meta:object-count="0" meta:page-count="5" meta:paragraph-count="58" meta:word-count="1195" meta:character-count="6846" meta:non-whitespace-character-count="5616"/>
    <meta:generator>LibreOffice/5.1.6.2$Linux_X86_64 LibreOffice_project/10m0$Build-2</meta:generator>
  </office:meta>
</office:document-meta>
</file>